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2391" officeooo:paragraph-rsid="001d2391"/>
    </style:style>
    <style:style style:name="P2" style:family="paragraph" style:parent-style-name="Preformatted_20_Text">
      <style:text-properties officeooo:rsid="001d2391" officeooo:paragraph-rsid="001dd43d"/>
    </style:style>
    <style:style style:name="P3" style:family="paragraph" style:parent-style-name="Preformatted_20_Text">
      <style:text-properties officeooo:rsid="001d2391" officeooo:paragraph-rsid="001eccf6"/>
    </style:style>
    <style:style style:name="P4" style:family="paragraph" style:parent-style-name="Preformatted_20_Text">
      <style:text-properties style:text-underline-style="solid" style:text-underline-width="auto" style:text-underline-color="font-color" officeooo:rsid="001d2391" officeooo:paragraph-rsid="001d2391"/>
    </style:style>
    <style:style style:name="P5" style:family="paragraph" style:parent-style-name="Preformatted_20_Text">
      <style:paragraph-properties>
        <style:tab-stops>
          <style:tab-stop style:position="5.265cm"/>
        </style:tab-stops>
      </style:paragraph-properties>
      <style:text-properties style:text-underline-style="solid" style:text-underline-width="auto" style:text-underline-color="font-color" officeooo:rsid="001d2391" officeooo:paragraph-rsid="001d2391"/>
    </style:style>
    <style:style style:name="P6" style:family="paragraph" style:parent-style-name="Preformatted_20_Text">
      <style:text-properties officeooo:rsid="001eccf6" officeooo:paragraph-rsid="001eccf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dd43d"/>
    </style:style>
    <style:style style:name="T3" style:family="text">
      <style:text-properties officeooo:rsid="001ecc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DE INFORMATION</text:p>
      <text:p text:style-name="P1"/>
      <text:p text:style-name="P1">Code uses 4 spaces for indenting or tabs.</text:p>
      <text:p text:style-name="P1"/>
      <text:p text:style-name="P1">There is one blank line after the namespace declaration, and there is one blank line after the block of use declarations.</text:p>
      <text:p text:style-name="P1"/>
      <text:p text:style-name="P1">Opening braces for classes goes on the next line, and closing braces skips a line and on the next line after the body.</text:p>
      <text:p text:style-name="P1"/>
      <text:p text:style-name="P1">Opening braces for methods goes on the next line, and closing braces goes on the next line after the body.</text:p>
      <text:p text:style-name="P1"/>
      <text:p text:style-name="P1">Control structure keywords have one space after them; method and function calls do not.</text:p>
      <text:p text:style-name="P1"/>
      <text:p text:style-name="P1">Opening braces for control structures goes on the same line, and closing braces goes on the next line after the body.</text:p>
      <text:p text:style-name="P1"/>
      <text:p text:style-name="P1">Opening parentheses for control structures do not have a space after them, and closing parentheses for control structures do not have a space before.</text:p>
      <text:p text:style-name="P1"/>
      <text:p text:style-name="P1"/>
      <text:p text:style-name="P1">This example encompasses some of the rules below as a quick overview:</text:p>
      <text:p text:style-name="P1"/>
      <text:p text:style-name="P1">&lt;?php</text:p>
      <text:p text:style-name="P1">namespace Vendor\Package;</text:p>
      <text:p text:style-name="P1"/>
      <text:p text:style-name="P1">use FooInterface;</text:p>
      <text:p text:style-name="P1">use BarClass as Bar;</text:p>
      <text:p text:style-name="P1">use OtherVendor\OtherPackage\BazClass;</text:p>
      <text:p text:style-name="P1"/>
      <text:p text:style-name="P1">class Foo extends Bar implements FooInterface</text:p>
      <text:p text:style-name="P1">{</text:p>
      <text:p text:style-name="P1"><text:s text:c="4"/>public function sampleFunction($a, $b = null)</text:p>
      <text:p text:style-name="P1"><text:s text:c="4"/>{</text:p>
      <text:p text:style-name="P1"><text:s text:c="8"/>if ($a === $b) {</text:p>
      <text:p text:style-name="P1"><text:s text:c="12"/>bar();</text:p>
      <text:p text:style-name="P1"><text:s text:c="8"/>} elseif ($a &gt; $b) {</text:p>
      <text:p text:style-name="P1"><text:s text:c="12"/>$foo-&gt;bar($arg1);</text:p>
      <text:p text:style-name="P1"><text:s text:c="8"/>} else {</text:p>
      <text:p text:style-name="P1"><text:s text:c="12"/>BazClass::bar($arg2, $arg3);</text:p>
      <text:p text:style-name="P1"><text:s text:c="8"/>}</text:p>
      <text:p text:style-name="P1"><text:s text:c="4"/>}</text:p>
      <text:p text:style-name="P1"/>
      <text:p text:style-name="P1"><text:s text:c="4"/>final public static function bar()</text:p>
      <text:p text:style-name="P1"><text:s text:c="4"/>{</text:p>
      <text:p text:style-name="P1"><text:s text:c="8"/>// method body</text:p>
      <text:p text:style-name="P1"><text:s text:c="4"/>}</text:p>
      <text:p text:style-name="P1"/>
      <text:p text:style-name="P1">}//to mark class end</text:p>
      <text:p text:style-name="P1"/>
      <text:p text:style-name="P1"/>
      <text:p text:style-name="P1"/>
      <text:p text:style-name="P1"/>
      <text:p text:style-name="P4">Files</text:p>
      <text:p text:style-name="P1"/>
      <text:p text:style-name="P1">All PHP files use the Unix LF (linefeed) line ending.</text:p>
      <text:p text:style-name="P1"/>
      <text:p text:style-name="P1">All PHP files end with a single blank line.</text:p>
      <text:p text:style-name="P1"/>
      <text:p text:style-name="P1">The closing ?&gt; tag is omitted from files containing only PHP.</text:p>
      <text:p text:style-name="P1"/>
      <text:p text:style-name="P1">Lines</text:p>
      <text:p text:style-name="P1"><text:soft-page-break/></text:p>
      <text:p text:style-name="P1">There IS NOT any hard limit on line length.</text:p>
      <text:p text:style-name="P1"/>
      <text:p text:style-name="P1">The soft limit on line length MUST be 120 characters; automated style checkers MUST warn but MUST NOT error at the soft limit.</text:p>
      <text:p text:style-name="P1"/>
      <text:p text:style-name="P1">Lines SHOULD NOT be longer than 80 characters; lines longer than that SHOULD be split into multiple subsequent lines of no more than 80 characters each.</text:p>
      <text:p text:style-name="P1"/>
      <text:p text:style-name="P1">There IS NO trailing whitespace at the end of non-blank lines.</text:p>
      <text:p text:style-name="P1"/>
      <text:p text:style-name="P1">Blank lines Have been added to improve readability and to indicate related blocks of code.</text:p>
      <text:p text:style-name="P1"/>
      <text:p text:style-name="P1">There IS NOT more than one statement per line.</text:p>
      <text:p text:style-name="P1"/>
      <text:p text:style-name="P1"/>
      <text:p text:style-name="P1">PHP keywords IS in lower case always.</text:p>
      <text:p text:style-name="P1"/>
      <text:p text:style-name="P1"/>
      <text:p text:style-name="P4">Namespace and Use Declarations</text:p>
      <text:p text:style-name="P1"/>
      <text:p text:style-name="P1"/>
      <text:p text:style-name="P1">When present, there IS one blank line after the namespace declaration.</text:p>
      <text:p text:style-name="P1"/>
      <text:p text:style-name="P1">When present, all use declarations go after the namespace declaration.</text:p>
      <text:p text:style-name="P1"/>
      <text:p text:style-name="P1">There IS one use keyword per declaration.</text:p>
      <text:p text:style-name="P1"/>
      <text:p text:style-name="P1">There IS be one blank line after the use block.</text:p>
      <text:p text:style-name="P1"/>
      <text:p text:style-name="P1">For example:</text:p>
      <text:p text:style-name="P1"/>
      <text:p text:style-name="P1">&lt;?php</text:p>
      <text:p text:style-name="P1">namespace Vendor\Package;</text:p>
      <text:p text:style-name="P1"/>
      <text:p text:style-name="P1">use FooClass;</text:p>
      <text:p text:style-name="P1">use BarClass as Bar;</text:p>
      <text:p text:style-name="P1">use OtherVendor\OtherPackage\BazClass;</text:p>
      <text:p text:style-name="P1"/>
      <text:p text:style-name="P1">// ... additional PHP code ...</text:p>
      <text:p text:style-name="P1"/>
      <text:p text:style-name="P4">Classes, Properties, and Methods</text:p>
      <text:p text:style-name="P1"/>
      <text:p text:style-name="P1">The term "class" refers to all classes, interfaces, and traits.</text:p>
      <text:p text:style-name="P1"/>
      <text:p text:style-name="P1"><text:tab/><text:span text:style-name="T1">Extends and Implements</text:span></text:p>
      <text:p text:style-name="P1"/>
      <text:p text:style-name="P1"><text:tab/>The extends and implements keywords are declared on the same line as the <text:tab/>class name.</text:p>
      <text:p text:style-name="P1"/>
      <text:p text:style-name="P1">The opening brace for the class and the closing brace for the class goes on the next line after the body.</text:p>
      <text:p text:style-name="P1"/>
      <text:p text:style-name="P1">&lt;?php</text:p>
      <text:p text:style-name="P1">namespace Vendor\Package;</text:p>
      <text:p text:style-name="P1"/>
      <text:p text:style-name="P1">use FooClass;</text:p>
      <text:p text:style-name="P1">use BarClass as Bar;</text:p>
      <text:p text:style-name="P1">use OtherVendor\OtherPackage\BazClass;</text:p>
      <text:p text:style-name="P1"/>
      <text:p text:style-name="P1">class ClassName extends ParentClass implements \ArrayAccess, \Countable</text:p>
      <text:p text:style-name="P1">{</text:p>
      <text:p text:style-name="P1"><text:s text:c="4"/>// constants, properties, methods</text:p>
      <text:p text:style-name="P1"><text:soft-page-break/>}</text:p>
      <text:p text:style-name="P1"/>
      <text:p text:style-name="P1"/>
      <text:p text:style-name="P1">&lt;?php</text:p>
      <text:p text:style-name="P1">namespace Vendor\Package;</text:p>
      <text:p text:style-name="P1"/>
      <text:p text:style-name="P1">use FooClass;</text:p>
      <text:p text:style-name="P1">use BarClass as Bar;</text:p>
      <text:p text:style-name="P1">use OtherVendor\OtherPackage\BazClass;</text:p>
      <text:p text:style-name="P1"/>
      <text:p text:style-name="P1">class ClassName extends ParentClass implements</text:p>
      <text:p text:style-name="P1"><text:s text:c="4"/>\ArrayAccess,</text:p>
      <text:p text:style-name="P1"><text:s text:c="4"/>\Countable,</text:p>
      <text:p text:style-name="P1"><text:s text:c="4"/>\Serializable</text:p>
      <text:p text:style-name="P1">{</text:p>
      <text:p text:style-name="P1"><text:s text:c="4"/>// constants, properties, methods</text:p>
      <text:p text:style-name="P1">}</text:p>
      <text:p text:style-name="P1"/>
      <text:p text:style-name="P4">Properties</text:p>
      <text:p text:style-name="P1"/>
      <text:p text:style-name="P1">Visibility <text:span text:style-name="T2">IS</text:span> declared on all properties.</text:p>
      <text:p text:style-name="P1"/>
      <text:p text:style-name="P1">The var keyword <text:span text:style-name="T2">IS</text:span> NOT used to declare a property.</text:p>
      <text:p text:style-name="P1"/>
      <text:p text:style-name="P1">There <text:span text:style-name="T2">IS</text:span> NOT more than one property declared per statement.</text:p>
      <text:p text:style-name="P1"/>
      <text:p text:style-name="P1">Property names <text:span text:style-name="T2">are</text:span> prefixed with a single underscore to indicate protected or private visibility.</text:p>
      <text:p text:style-name="P1"/>
      <text:p text:style-name="P1">A property declaration looks like the following.</text:p>
      <text:p text:style-name="P1"/>
      <text:p text:style-name="P1">&lt;?php</text:p>
      <text:p text:style-name="P1">namespace Vendor\Package;</text:p>
      <text:p text:style-name="P1"/>
      <text:p text:style-name="P1">class ClassName</text:p>
      <text:p text:style-name="P1">{</text:p>
      <text:p text:style-name="P1"><text:s text:c="4"/>public $foo = null;</text:p>
      <text:p text:style-name="P1">}</text:p>
      <text:p text:style-name="P1"/>
      <text:p text:style-name="P4">Methods</text:p>
      <text:p text:style-name="P1"/>
      <text:p text:style-name="P1">Visibility <text:span text:style-name="T2">is</text:span> declared on all methods.</text:p>
      <text:p text:style-name="P1"/>
      <text:p text:style-name="P1">Method names <text:span text:style-name="T2">ARE</text:span> NOT prefixed with a single underscore to indicate protected or private visibility.</text:p>
      <text:p text:style-name="P1"/>
      <text:p text:style-name="P1">Method names <text:span text:style-name="T2">ARE</text:span> NOT declared with a space after the method name. The opening brace go<text:span text:style-name="T2">es</text:span> <text:span text:style-name="T2">to the next</text:span> line, and the closing brace go<text:span text:style-name="T2">es</text:span> on the next line following the body.</text:p>
      <text:p text:style-name="P1"/>
      <text:p text:style-name="P1">A method declaration looks like the following. Note the placement of parentheses, commas, spaces, and braces:</text:p>
      <text:p text:style-name="P1"/>
      <text:p text:style-name="P1">&lt;?php</text:p>
      <text:p text:style-name="P1">namespace Vendor\Package;</text:p>
      <text:p text:style-name="P1"/>
      <text:p text:style-name="P1">class ClassName</text:p>
      <text:p text:style-name="P1">{</text:p>
      <text:p text:style-name="P1"><text:s text:c="4"/>public function fooBarBaz($arg1, &amp;$arg2, $arg3 = [])</text:p>
      <text:p text:style-name="P1"><text:s text:c="4"/>{</text:p>
      <text:p text:style-name="P1"><text:s text:c="8"/>// method body</text:p>
      <text:p text:style-name="P1"><text:s text:c="4"/>}</text:p>
      <text:p text:style-name="P1">}</text:p>
      <text:p text:style-name="P1"/>
      <text:p text:style-name="P4"><text:soft-page-break/>Method Arguments</text:p>
      <text:p text:style-name="P1"/>
      <text:p text:style-name="P1">In the argument list, there <text:span text:style-name="T2">are</text:span> NO space before each comma, and there <text:span text:style-name="T2">is</text:span> one space after each comma.</text:p>
      <text:p text:style-name="P1"/>
      <text:p text:style-name="P1">Method arguments with default values go<text:span text:style-name="T2">es</text:span> at the end of the argument list.</text:p>
      <text:p text:style-name="P1"/>
      <text:p text:style-name="P1">&lt;?php</text:p>
      <text:p text:style-name="P1">namespace Vendor\Package;</text:p>
      <text:p text:style-name="P1"/>
      <text:p text:style-name="P1">class ClassName</text:p>
      <text:p text:style-name="P1">{</text:p>
      <text:p text:style-name="P1"><text:s text:c="4"/>public function foo($arg1, &amp;$arg2, $arg3 = [])</text:p>
      <text:p text:style-name="P1"><text:s text:c="4"/>{</text:p>
      <text:p text:style-name="P1"><text:s text:c="8"/>// method body</text:p>
      <text:p text:style-name="P1"><text:s text:c="4"/>}</text:p>
      <text:p text:style-name="P1">}</text:p>
      <text:p text:style-name="P1"/>
      <text:p text:style-name="P1"/>
      <text:p text:style-name="P4"><text:span text:style-name="T2">A</text:span>bstract, final, and static</text:p>
      <text:p text:style-name="P4"/>
      <text:p text:style-name="P1">When present, the abstract and final declarations precede the visibility declaration.</text:p>
      <text:p text:style-name="P1"/>
      <text:p text:style-name="P1">When present, the static declaration come after the visibility declaration.</text:p>
      <text:p text:style-name="P1"/>
      <text:p text:style-name="P1">&lt;?php</text:p>
      <text:p text:style-name="P1">namespace Vendor\Package;</text:p>
      <text:p text:style-name="P1"/>
      <text:p text:style-name="P1">abstract class ClassName</text:p>
      <text:p text:style-name="P1">{</text:p>
      <text:p text:style-name="P1"><text:s text:c="4"/>protected static $foo;</text:p>
      <text:p text:style-name="P1"/>
      <text:p text:style-name="P1"><text:s text:c="4"/>abstract protected function zim();</text:p>
      <text:p text:style-name="P1"/>
      <text:p text:style-name="P1"><text:s text:c="4"/>final public static function bar()</text:p>
      <text:p text:style-name="P1"><text:s text:c="4"/>{</text:p>
      <text:p text:style-name="P1"><text:s text:c="8"/>// method body</text:p>
      <text:p text:style-name="P1"><text:s text:c="4"/>}</text:p>
      <text:p text:style-name="P1">}</text:p>
      <text:p text:style-name="P1"/>
      <text:p text:style-name="P1"/>
      <text:p text:style-name="P4">Control Structures</text:p>
      <text:p text:style-name="P1"/>
      <text:p text:style-name="P1">The general style rules for control structures are as follows:</text:p>
      <text:p text:style-name="P1"/>
      <text:p text:style-name="P1">There <text:span text:style-name="T2">IS</text:span> one space after the control structure keyword</text:p>
      <text:p text:style-name="P1">There <text:span text:style-name="T2">IS</text:span> NO space after the opening parenthesis</text:p>
      <text:p text:style-name="P2">There <text:span text:style-name="T2">IS</text:span> NO space before the closing parenthesis</text:p>
      <text:p text:style-name="P2">There <text:span text:style-name="T2">IS</text:span> one space between the closing parenthesis and the opening brace</text:p>
      <text:p text:style-name="P1">The structure body <text:span text:style-name="T2">I</text:span>S indented once</text:p>
      <text:p text:style-name="P1">The closing brace <text:span text:style-name="T2">is</text:span> on the next line after the body</text:p>
      <text:p text:style-name="P1">The body of each structure <text:span text:style-name="T2">IS</text:span> enclosed by braces. This standardizes how the structures look, and reduces the likelihood of introducing errors as new lines get added to the body.</text:p>
      <text:p text:style-name="P1"/>
      <text:p text:style-name="P4">if, elseif, else</text:p>
      <text:p text:style-name="P1"/>
      <text:p text:style-name="P1">An if structure looks like the following. Note the placement of parentheses, spaces, and braces; and that else and elseif are on<text:span text:style-name="T2">different</text:span> line<text:span text:style-name="T2">s</text:span> as the closing brace from the earlier body.</text:p>
      <text:p text:style-name="P1"/>
      <text:p text:style-name="P1">&lt;?php</text:p>
      <text:p text:style-name="P2">if ($expr1) </text:p>
      <text:p text:style-name="P2"><text:soft-page-break/>{</text:p>
      <text:p text:style-name="P1"><text:s text:c="4"/>// if body</text:p>
      <text:p text:style-name="P2">}</text:p>
      <text:p text:style-name="P2">elseif ($expr2)</text:p>
      <text:p text:style-name="P2">{</text:p>
      <text:p text:style-name="P1"><text:s text:c="4"/>// elseif body</text:p>
      <text:p text:style-name="P2">}</text:p>
      <text:p text:style-name="P2">else</text:p>
      <text:p text:style-name="P2">{</text:p>
      <text:p text:style-name="P1"><text:s text:c="4"/>// else body;</text:p>
      <text:p text:style-name="P1">}</text:p>
      <text:p text:style-name="P1"/>
      <text:p text:style-name="P1">The keyword elseif <text:span text:style-name="T2">IS</text:span> used instead of else if so that all control keywords look like single words.</text:p>
      <text:p text:style-name="P1"/>
      <text:p text:style-name="P4">switch, case</text:p>
      <text:p text:style-name="P1"/>
      <text:p text:style-name="P1">A switch structure looks like the following. Note the placement of parentheses, spaces, and braces. The case statement <text:span text:style-name="T2">IS</text:span> indented once from switch, and the break keyword (or other terminating keyword) <text:span text:style-name="T3">IS</text:span> indented at the same level as the case body. There <text:span text:style-name="T3">IS</text:span> a comment such as // no break when fall-through is intentional in a non-empty case body.</text:p>
      <text:p text:style-name="P1"/>
      <text:p text:style-name="P1">&lt;?php</text:p>
      <text:p text:style-name="P2">switch ($expr)</text:p>
      <text:p text:style-name="P2">{</text:p>
      <text:p text:style-name="P1"><text:s text:c="4"/>case 0:</text:p>
      <text:p text:style-name="P1"><text:s text:c="8"/>echo 'First case, with a break';</text:p>
      <text:p text:style-name="P1"><text:s text:c="8"/>break;</text:p>
      <text:p text:style-name="P1"><text:s text:c="4"/>case 1:</text:p>
      <text:p text:style-name="P1"><text:s text:c="8"/>echo 'Second case, which falls through';</text:p>
      <text:p text:style-name="P1"><text:s text:c="8"/>// no break</text:p>
      <text:p text:style-name="P1"><text:s text:c="4"/>case 2:</text:p>
      <text:p text:style-name="P1"><text:s text:c="4"/>case 3:</text:p>
      <text:p text:style-name="P1"><text:s text:c="4"/>case 4:</text:p>
      <text:p text:style-name="P1"><text:s text:c="8"/>echo 'Third case, return instead of break';</text:p>
      <text:p text:style-name="P1"><text:s text:c="8"/>return;</text:p>
      <text:p text:style-name="P1"><text:s text:c="4"/>default:</text:p>
      <text:p text:style-name="P1"><text:s text:c="8"/>echo 'Default case';</text:p>
      <text:p text:style-name="P1"><text:s text:c="8"/>break;</text:p>
      <text:p text:style-name="P1">}</text:p>
      <text:p text:style-name="P1"/>
      <text:p text:style-name="P4">while, do while</text:p>
      <text:p text:style-name="P1"/>
      <text:p text:style-name="P1">A while statement looks like the following. Note the placement of parentheses, spaces, and braces.</text:p>
      <text:p text:style-name="P1"/>
      <text:p text:style-name="P1">&lt;?php</text:p>
      <text:p text:style-name="P3">while ($expr) </text:p>
      <text:p text:style-name="P3">{</text:p>
      <text:p text:style-name="P1"><text:s text:c="4"/>// structure body</text:p>
      <text:p text:style-name="P1">}</text:p>
      <text:p text:style-name="P1">Similarly, a do while statement looks like the following. Note the placement of parentheses, spaces, and braces.</text:p>
      <text:p text:style-name="P1"/>
      <text:p text:style-name="P1">&lt;?php</text:p>
      <text:p text:style-name="P3">do </text:p>
      <text:p text:style-name="P3">{</text:p>
      <text:p text:style-name="P1"><text:s text:c="4"/>// structure body;</text:p>
      <text:p text:style-name="P1">} while ($expr);</text:p>
      <text:p text:style-name="P1"/>
      <text:p text:style-name="P5">for</text:p>
      <text:p text:style-name="P1"/>
      <text:p text:style-name="P1">A for statement looks like the following. Note the placement of parentheses, <text:soft-page-break/>spaces, and braces.</text:p>
      <text:p text:style-name="P1"/>
      <text:p text:style-name="P1">&lt;?php</text:p>
      <text:p text:style-name="P3">for ($i = 0; $i &lt; 10; $i++) </text:p>
      <text:p text:style-name="P3">{</text:p>
      <text:p text:style-name="P1"><text:s text:c="4"/>// for body</text:p>
      <text:p text:style-name="P1">}</text:p>
      <text:p text:style-name="P1"/>
      <text:p text:style-name="P4">foreach</text:p>
      <text:p text:style-name="P1"/>
      <text:p text:style-name="P1">A foreach statement looks like the following. Note the placement of parentheses, spaces, and braces.</text:p>
      <text:p text:style-name="P1"/>
      <text:p text:style-name="P1">&lt;?php</text:p>
      <text:p text:style-name="P3">foreach ($iterable as $key =&gt; $value) </text:p>
      <text:p text:style-name="P3">{</text:p>
      <text:p text:style-name="P1"><text:s text:c="4"/>// foreach body</text:p>
      <text:p text:style-name="P1">}</text:p>
      <text:p text:style-name="P1"/>
      <text:p text:style-name="P4">try, catch</text:p>
      <text:p text:style-name="P1"/>
      <text:p text:style-name="P1">A try catch block looks like the following. Note the placement of parentheses, spaces, and braces.</text:p>
      <text:p text:style-name="P1"/>
      <text:p text:style-name="P1">&lt;?php</text:p>
      <text:p text:style-name="P3">try</text:p>
      <text:p text:style-name="P3">{</text:p>
      <text:p text:style-name="P1"><text:s text:c="4"/>// try body</text:p>
      <text:p text:style-name="P3">} </text:p>
      <text:p text:style-name="P3">catch (FirstExceptionType $e) </text:p>
      <text:p text:style-name="P3">{</text:p>
      <text:p text:style-name="P1"><text:s text:c="4"/>// catch body</text:p>
      <text:p text:style-name="P3">} </text:p>
      <text:p text:style-name="P3">catch (OtherExceptionType $e) </text:p>
      <text:p text:style-name="P3">{</text:p>
      <text:p text:style-name="P1"><text:s text:c="4"/>// catch body</text:p>
      <text:p text:style-name="P1">}</text:p>
      <text:p text:style-name="P1"/>
      <text:p text:style-name="P1"/>
      <text:p text:style-name="P4">Conclusion</text:p>
      <text:p text:style-name="P1"/>
      <text:p text:style-name="P6">All the above stated are practiced consistently.</text:p>
      <text:p text:style-name="P6"/>
      <text:p text:style-name="P6">The class names and function names are comma separated and meaningful indicating the function they perform.</text:p>
      <text:p text:style-name="P6"/>
      <text:p text:style-name="P6">The MVC structure is also implemented to ensure easy understanding of the workflow.</text:p>
      <text:p text:style-name="P6"/>
      <text:p text:style-name="P6">The variables used are by far meaningful and indicate the purpose of their exixstence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4T07:22:06.877491948</dc:date>
    <meta:document-statistic meta:table-count="0" meta:image-count="0" meta:object-count="0" meta:page-count="6" meta:paragraph-count="225" meta:word-count="1226" meta:character-count="7630" meta:non-whitespace-character-count="6297"/>
    <meta:generator>LibreOffice/4.2.8.2$Linux_X86_64 LibreOffice_project/420m0$Build-2</meta:generator>
  </office:meta>
</office:document-meta>
</file>